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urim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A lecture for the Sabbath/</text:p>
      <text:p text:style-name="P6">before Purim/</text:p>
      <text:p text:style-name="P6"/>
      <text:p text:style-name="P5">[Page 1]</text:p>
      <text:p text:style-name="P5">Brethren! <text:s/>In the book which Israel are wont to read/ this evening and on the morrow, the following passage is/ written: [Hebrew]/ [Hebrew] "Yet, all this availeth me nothing, so long as/ I see Mordecai the Jew, sitting at the kings' gate." <text:s/>You/ have already recognized the speaker. <text:s/>It is Haman addressing/ his wife and friends on his return from the royal banquet/ of which he had been the exclusive participant. <text:s/>But, can/ it be really thus? <text:s/>Haman the father of a numerous/ and influential family; Haman the favorite of a mighty/ king, Haman the arbiter of a people's fate, Haman the/ powerful, the honored and the wealthy, Haman the special/ guest of an Eastern queen, considered all as of no value,/ because one man refused him obeisance? <text:s/>Aye: but that/ man was a Jew. <text:s/>The same offense committed by another/ might have been overlooked. <text:s/>Self-respect might have/ suggested an assumed indifference, but a <text:span text:style-name="T2">Jew</text:span><text:span text:style-name="T3"> had been/ guilty thereof. <text:s/>Not to heed it, would be derogatory/ to one's dignity. <text:s/>It would be sinking from the high/ position occupied; for, hatred against a Jew needs/ not be suppressed. <text:s/>It is a virtue. <text:s/>Revenge may be/</text:span></text:p>
      <text:p text:style-name="P5"><text:span text:style-name="T3"/></text:p>
      <text:p text:style-name="P5"><text:span text:style-name="T3">[Page 2]</text:span></text:p>
      <text:p text:style-name="P5"><text:span text:style-name="T3">openly wreaked upon his head. <text:s/>Do you ask, why?/ <text:s/>Because, answers an ancient Rabbi [Hebrew]/ [Hebrew] "whosoever undertakes to injure Israel, is chosen/ a chief." <text:s/>So many will applaud, so many </text:span><text:soft-page-break/><text:span text:style-name="T3">will urge him/ on, that he will be proclaimed a hero, and not a/ tyrant. <text:s/>For, the sufferings of our people, appear</text:span><text:span text:style-name="T4">s</text:span><text:span text:style-name="T5">/ to excite to no sympathy. <text:s/>Observe, my beloved hearers!/ <text:s/>The edict issued by Haman spared neither sex nor/ age. <text:s/>In one day every one bearing the name of Jew,/ was doomed to be thrust by the sword. <text:s/>And the more/ to inflame the passions, a rich booty was promised as/ a reward for the fulfilment[sic!] of that murderous decree./ <text:s/>But though--judging from historical accounts--the/ mandate must have reached every province long before/ its contemplated execution; not a voice was raised to/ deprecate the evil or to pity. <text:s/>The innocent shall/ fall victims to the cupidity of a loose populace, but/ those who do not encourage the slaughter, will look/ on unmoved and unconcerned. <text:s/>They who perish/ are only Jews. <text:s/>"But hath not a Jew eyes? <text:s/>Hath/ not a Jew hands? organs, dimensions, senses, affections."?[sic!]/ <text:s/>Does he not feel a wrong, or is he not sensible of a favor?/</text:span></text:p>
      <text:p text:style-name="P5"><text:span text:style-name="T5"/></text:p>
      <text:p text:style-name="P5"><text:span text:style-name="T5">[Page 3]</text:span></text:p>
      <text:p text:style-name="P5"><text:span text:style-name="T5">Yes, but he will not believe as others believe [Hebrew]/ [Hebrew] was the plea alleged by the wily Agagite, in/ support of his request. <text:s/>"That people have laws which/ are peculiarly their own." <text:s/>Social intercourse will/ not win them over to the popular creed. <text:s/>Coercion/ will be equally fruitless. <text:s/>The Jews will postpone/ to their prescriptions, all royal enactments. <text:s/>[Hebrew]/ [Hebrew]. <text:s/>It cannot be unjust therefore to visit upon/ a whole nation, so inflexible, and so tenacious of their/ singular rules, the son of one individual <text:s/>Such was/ the reasoning of the detestable Haman, and such have/ been the arguments adduced at all times by those, whose/ joy it was, to embitter our existence, O my Brethren!../ <text:s/>The heathens persecuted us, because we could not, con-/-cientiously, pay to mortal beings, the homage due/ solely unto God. <text:s/>The professors of a purer faith,/ sought our extermination, because we would not/ acknowledge ourselves in error, and forsake our religion./ <text:s/>[Hebrew] "Often have they distressed/ me, even from my youth, may Israel well say"/ <text:s/>But...[Hebrew] "The Lord is/</text:span></text:p>
      <text:p text:style-name="P5"><text:span text:style-name="T5"/></text:p>
      <text:p text:style-name="P5"><text:span text:style-name="T5">[Page 4]</text:span></text:p>
      <text:p text:style-name="P5"><text:span text:style-name="T5">righteous, he cut asunder the cords of the wicked"./ <text:s/>Yet, these cords are being now wound by the hand/ of jealousy. <text:s/>Jewish industry and thrift have asserted/ their influence in the commercial world. <text:s/>Hence, where/ the spoiler cannot rudely seize our substance, the/ lowest passion are appealed to, in order to injure our/ standing. <text:s/>Now, it is a powerful chieftain, who, not/ unlike Haman, issues an edict that he will grant/ no Jew access to his camp, or a home in his military/ district; for, "the Hebrews are mischievous." <text:s/>Anon, it is/ a fanatic, to whom may fitly be applied the saying/ of our Teachers about Pharaoh's butler [Hebrew]/ [Hebrew] "A good service proferred by the wicked, will/ be always <text:s/>mixed with alloy". for, he also in his/ misdirected &amp; mistaken zeal, holds up the Jew to contempt. <text:s/>"The/ Hebrews are covetous." <text:s/>Then again is the prejudice,/ unhappily fostered against us by a great genius,/ striven to be revived through means, the more offensive,/ because utterly inappropriate. <text:s/>Aye: we have seen/ in an enlightened age, and in an enlightened country,/ a public servant of a most enlightened state, cast/ odium upon a whole race of men, simply to/</text:span></text:p>
      <text:p text:style-name="P5"><text:span text:style-name="T5"/></text:p>
      <text:p text:style-name="P5"><text:span text:style-name="T5">[Page 5]</text:span></text:p>
      <text:p text:style-name="P5"><text:span text:style-name="T5">give vent to his feelings of envy and malice. <text:s/>he also cries "the Hebrews/ are usurious." <text:s/>And those whose frowning looks/ should have made the offender shrink to his little measure,/ approve and reward his act. <text:s/>Brethren! <text:s/>On the day/ that the custodians of human rights stood up for the/ defence[sic!] of iniquity, a funeral pall was thrown over/ your franchises. <text:s/>Then I did exclaim in my despair./ <text:s/>[Hebrew]/ "They are shepherds that will not understand; they all look/ to their way, every one for his gain, from his own quarter."/ <text:s/>Confide not your people's honor into their hands. <text:s/>Hope/ not to obtain from them vindication and justice./ <text:s/>For, </text:span><text:span text:style-name="T4">you</text:span><text:span text:style-name="T5"> they also have made a league against Israel./ <text:s/>You are the target of every archer; the butt of all/ poisoned arrows. <text:s/>Fly to the Rock of all ages, up/ to the God of your salvation. <text:s/>The self-styled/ liberal may deceive, the intolerant and the curious may/ devise altogether our ruin, but "the Lord is just. <text:s/>he cut-/-teth asunder the cords of the wicked" [Hebrew]/ Haman </text:span><text:soft-page-break/><text:span text:style-name="T5">imagined he could have easily destroyed/ the life of Mordecai, but a dreaded King suddenly/</text:span></text:p>
      <text:p text:style-name="P5"><text:span text:style-name="T5"/></text:p>
      <text:p text:style-name="P5"><text:span text:style-name="T5">[Page 6]</text:span></text:p>
      <text:p text:style-name="P5"><text:span text:style-name="T5">came to his rescue. <text:s/>Haman looked forward exultingly/ to the thirteenth day of Adar, that the objects of/ his hatred be consumed; but Esther had been Divinely/ chosen to extinguish the spark, ready to kindle/ an all-devouring fire. <text:s/>He "who is not a man/ that lieth, nor a son of man that repenteth" has/ declared that no weapon forged against us shall/ ever prosper; but let us remember, my friends! that/ the promise is not unconditional. <text:s/>It is only the/ reward of those who serve the Lord with singleness of/ purpose, of those who cling to righteousness. <text:s/>[Hebrew]/ [Hebrew]. <text:s/>But if we depart from/ the way of God; if we profane His name by a/ conduct unbecoming responsible beings; if we care/ more for an ill-gotten coin, than for the honor of/ Israel and the glory of our Celestial Protector, we shall/ deservedly be the reproach of our neighbors. <text:s/>Oh! my/ Brethren! how poignant the sorrow I feel, when the/ name I most wish to be respected, is recorded among/ those of men that trespass against society. <text:s/>Could/ I wash off the stain with my heart's blood, I/ would gladly shed it. <text:s/>For, no wound is so deep/</text:span></text:p>
      <text:p text:style-name="P5"><text:span text:style-name="T5"/></text:p>
      <text:p text:style-name="P5"><text:span text:style-name="T5">[Page 7]</text:span></text:p>
      <text:p text:style-name="P5"><text:span text:style-name="T5">as that occasioned by the injustice that visits upon/ a whole nation the crime of </text:span><text:span text:style-name="T4">a</text:span><text:span text:style-name="T5"> few individuals./ <text:s/>But it has been so inscrutably decreed, and we must/ bow to the fiat. <text:s/>[Hebrew] "Israel is a stray/ sheep". <text:s/>Wherefore has Jeremiah likened us to that/ animal? inquire our Sages. <text:s/>"Because," is the reply,/ "as the sheep when struck in any part of its body,/ trembles in all its limbs, so when a member of the/ Jewish family sins, the entire household is made to/ suffer" [Hebrew]/ [Hebrew]. <text:s/>It being literally/ thus, we ought to study every action, to weigh every/ expression, we ought to avoid with infinite care,/ whatever the prejudiced may miscontrue[sic!] or wilfully[sic!]/ misrepresent to the discredit of our people./</text:span></text:p>
      <text:p text:style-name="P5"><text:span text:style-name="T5">It is natural we should exert our energies to our temporal/ advantage, it is but right we should be left to form/ our own ideas of current events, and exercise our judgment/ in matters we deem of vital importance, but let/ us, I conjure you, let us show in our public and private/ conduct the honesty of our purpose. <text:s/>Let us disarm the/ opponents of Judaism, by proving that its professors/</text:span></text:p>
      <text:p text:style-name="P5"><text:span text:style-name="T5"/></text:p>
      <text:p text:style-name="P5"><text:span text:style-name="T5">[Page 8]</text:span></text:p>
      <text:p text:style-name="P5"><text:span text:style-name="T5">are men of truth; too high-minded to be guilty/ of venal actions, too noble spirited to procure by/ subterfuge what they cannot gain legitimately;/ Too-deeply imbued with a sense of justice, to/ profit by the sufferings of the community./</text:span></text:p>
      <text:p text:style-name="P5"><text:span text:style-name="T5">The history we will recite this evening affords us a rare/ instance of human uprightness. <text:s/>Let us be instruct-/-ed thereby. <text:s/>Our ancestors whom hatred had/ delivered to the executioners and the plunderers, might/ have hailed with joy the hour that enabled them to/ retaliate. <text:s/>When royal authority empowered the/ Jews to slay their adversaries, and without pausing/ to discriminate, cut off the young with the old,/ and seize the spoil, they might, </text:span><text:span text:style-name="T4">have s</text:span><text:span text:style-name="T5"> in turn,/ have steeled their hearts against pity. <text:s/>As their/ enemies have often cried, so they also might have exclaimed/ [Hebrew] "Surely, this is the day/ we have waited for, we have found it; we have seen/ it". <text:s/>But no: forced to kill in self-defence[sic!],/ they would not imbrue their hands in innocent blood./</text:span></text:p>
      <text:p text:style-name="P5"><text:span text:style-name="T5"/></text:p>
      <text:p text:style-name="P5"><text:span text:style-name="T5">[Page 9]</text:span></text:p>
      <text:p text:style-name="P5"><text:span text:style-name="T5">Women and children continued unhurt. <text:s/>Men, only/ men among their assailants, fell beneath the strokes/ of their swords. <text:s/>The number of the slain may/ indeed seem prodigious, but it will cease to appear/ so, when it is considered that the conflict was/ carried on in one hundred and twenty seven states,/ and that the adherents of Haman exercised every/ where much power and influence. <text:s/>But the/ humanity exhibited by our fathers, was exceeded/ by their integrity. <text:s/>The impartial narrative/ thrice records that Israel's malignant foes were/ left in the full enjoyment of their wealth [Hebrew]/ [Hebrew]. <text:s/>A prejudiced would assert that/ avarice is our national characteristic, but the in-/-cident alluded to in the </text:span><text:soft-page-break/><text:span text:style-name="T5">book of Esther proves the/ accusation groundless and false. <text:s/>Were we disposed to/ recriminate, we might with facility show that our/ traducers are black with the spots which they unblushingly/ declare to have detected in us, but we should disdain,/ my dear Brethren! to thus seek our vindication./ <text:s/>Let us not look downward, but upward. <text:s/>The demeanour/ of those noble beings, whose deed brightly illustrated/</text:span></text:p>
      <text:p text:style-name="P5"><text:span text:style-name="T5"/></text:p>
      <text:p text:style-name="P5"><text:span text:style-name="T5">[Page 10]</text:span></text:p>
      <text:p text:style-name="P5"><text:span text:style-name="T5">illustrate the principles of Judaism, must be our/ defence[sic!]; that will demonstrate </text:span><text:span text:style-name="T4">the</text:span><text:span text:style-name="T5"> what rules are those by which we/ are guided. <text:s/>An Israelite that has stooped low for/ the sake of lucre, is but a decayed branch of our/ national tree. <text:s/>An Israelite who has sacrificed the/ instincts of his nature, and the ancestral teaching/ to a position, or a title, is a venomous root in the/ vineyard of the Lord of hosts. <text:s/>Honesty, humanity/ and charity; </text:span><text:span text:style-name="T6">they</text:span><text:span text:style-name="T5"> are the command required of a Jew/ to be performed towards all men. <text:s/>The practice of those virtues/ in all our relations of life, will be our advocate at/ the bar of mankind. <text:s/>That will cover our detractors with/ confusion, that, and only that will ultimately gain for us/ the name and the rank due to the chosen people of God./ <text:s/>Beloved hearers! <text:s/>Let us hold fast thereon./</text:span></text:p>
      <text:p text:style-name="P5"><text:span text:style-name="T5">And Thou O everlasting Lord, who didst thwart the/ evil devices of Haman, be now also with us. <text:s/>Suffer/ not the ill-disposed to soil our fame and distress our/ hearts. <text:s/>Grant that we may find here the peace/ we value, and the tranquillity[sic!] we deserve. <text:s/>Incline/ the minds of all favorably toward us, and/</text:span></text:p>
      <text:p text:style-name="P5"><text:span text:style-name="T5"/></text:p>
      <text:p text:style-name="P5"><text:span text:style-name="T5">[Page 11]</text:span></text:p>
      <text:p text:style-name="P5"><text:span text:style-name="T5">we will enjoy existence, blessing Thy name, and/ declaring Thy mercy to the descendants of Esther/ and Mordecai the Jews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1T12:30:48.53</meta:creation-date>
    <dc:date>2012-07-11T14:27:46.66</dc:date>
    <dc:creator>Penn Libraries</dc:creator>
    <meta:editing-duration>PT00H05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2109" meta:character-count="12740"/>
  </office:meta>
</office:document-meta>
</file>